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2" style:family="paragraph" style:parent-style-name="Standard">
      <style:text-properties fo:color="#000000" loext:opacity="100%" fo:font-weight="bold" fo:background-color="transparent" style:font-weight-asian="bold" style:font-weight-complex="bold"/>
    </style:style>
    <style:style style:name="T1" style:family="text">
      <style:text-properties fo:color="#9872a2" loext:opacity="100%"/>
    </style:style>
    <style:style style:name="T2" style:family="text">
      <style:text-properties fo:color="#9b0000" loext:opacity="100%"/>
    </style:style>
    <style:style style:name="T3" style:family="text">
      <style:text-properties fo:color="#ce6700" loext:opacity="100%"/>
    </style:style>
    <style:style style:name="T4" style:family="text">
      <style:text-properties fo:color="#9aa83a" loext:opacity="100%"/>
    </style:style>
    <style:style style:name="T5" style:family="text">
      <style:text-properties fo:color="#6089b4" loext:opacity="100%"/>
    </style:style>
    <style:style style:name="T6" style:family="text">
      <style:text-properties fo:color="#000000" loext:opacity="100%" fo:font-weight="bold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time</text:p>
      <text:p text:style-name="P1">print ("Olá, mundo!")</text:p>
      <text:p text:style-name="P1">time.sleep(2)</text:p>
      <text:p text:style-name="P1">print ("Agora sou uma pessoa programadora")</text:p>
      <text:p text:style-name="P1">print ("Aguarde 4.5 segundos")</text:p>
      <text:p text:style-name="P1">time.sleep(4.5)</text:p>
      <text:p text:style-name="P1">print("Última linha do programa")</text:p>
      <text:p text:style-name="P1">-------------------------------------------------------------------------------------------------------------------------------</text:p>
      <text:p text:style-name="P2"/>
      <text:p text:style-name="Text_20_body"><text:span text:style-name="T6">P/ importar o "Zen do Python", você pode usar o seguinte comando no Python: </text:span><text:span text:style-name="Source_20_Text">import this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1:25:12.435891089</meta:creation-date>
    <dc:date>2025-04-17T02:13:54.816494813</dc:date>
    <meta:editing-duration>PT20M24S</meta:editing-duration>
    <meta:editing-cycles>1</meta:editing-cycles>
    <meta:document-statistic meta:table-count="0" meta:image-count="0" meta:object-count="0" meta:page-count="1" meta:paragraph-count="9" meta:word-count="38" meta:character-count="380" meta:non-whitespace-character-count="351"/>
    <meta:generator>LibreOffice/24.2.6.2$Linux_X86_64 LibreOffice_project/420$Build-2</meta:generator>
  </office:meta>
</office:document-meta>
</file>